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_withbutton__10_20_2021_part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83472139339447" calcext:value-type="float">
            <text:p>-1.83472139339447</text:p>
          </table:table-cell>
          <table:table-cell/>
          <table:table-cell office:value-type="float" office:value="-1.83472139339447" calcext:value-type="float">
            <text:p>-1.83472139339447</text:p>
          </table:table-cell>
        </table:table-row>
        <table:table-row table:style-name="ro1">
          <table:table-cell office:value-type="float" office:value="-1.90002254095972" calcext:value-type="float">
            <text:p>-1.90002254095972</text:p>
          </table:table-cell>
          <table:table-cell/>
          <table:table-cell office:value-type="float" office:value="-1.86737196717709" calcext:value-type="float">
            <text:p>-1.86737196717709</text:p>
          </table:table-cell>
        </table:table-row>
        <table:table-row table:style-name="ro1">
          <table:table-cell office:value-type="float" office:value="-1.74972606270313" calcext:value-type="float">
            <text:p>-1.74972606270313</text:p>
          </table:table-cell>
          <table:table-cell/>
          <table:table-cell office:value-type="float" office:value="-1.82815666568577" calcext:value-type="float">
            <text:p>-1.82815666568577</text:p>
          </table:table-cell>
        </table:table-row>
        <table:table-row table:style-name="ro1">
          <table:table-cell office:value-type="float" office:value="-1.85828636056185" calcext:value-type="float">
            <text:p>-1.85828636056185</text:p>
          </table:table-cell>
          <table:table-cell/>
          <table:table-cell office:value-type="float" office:value="-1.83568908940479" calcext:value-type="float">
            <text:p>-1.83568908940479</text:p>
          </table:table-cell>
        </table:table-row>
        <table:table-row table:style-name="ro1">
          <table:table-cell office:value-type="float" office:value="-1.8180567235738" calcext:value-type="float">
            <text:p>-1.8180567235738</text:p>
          </table:table-cell>
          <table:table-cell/>
          <table:table-cell office:value-type="float" office:value="-1.83216261623859" calcext:value-type="float">
            <text:p>-1.83216261623859</text:p>
          </table:table-cell>
        </table:table-row>
        <table:table-row table:style-name="ro1">
          <table:table-cell office:value-type="float" office:value="-1.5815411414355" calcext:value-type="float">
            <text:p>-1.5815411414355</text:p>
          </table:table-cell>
          <table:table-cell/>
          <table:table-cell office:value-type="float" office:value="-1.79039237043808" calcext:value-type="float">
            <text:p>-1.79039237043808</text:p>
          </table:table-cell>
        </table:table-row>
        <table:table-row table:style-name="ro1">
          <table:table-cell office:value-type="float" office:value="-1.74360837007165" calcext:value-type="float">
            <text:p>-1.74360837007165</text:p>
          </table:table-cell>
          <table:table-cell/>
          <table:table-cell office:value-type="float" office:value="-1.7837089418143" calcext:value-type="float">
            <text:p>-1.7837089418143</text:p>
          </table:table-cell>
        </table:table-row>
        <table:table-row table:style-name="ro1">
          <table:table-cell office:value-type="float" office:value="-1.86660402896702" calcext:value-type="float">
            <text:p>-1.86660402896702</text:p>
          </table:table-cell>
          <table:table-cell/>
          <table:table-cell office:value-type="float" office:value="-1.79407082770839" calcext:value-type="float">
            <text:p>-1.79407082770839</text:p>
          </table:table-cell>
        </table:table-row>
        <table:table-row table:style-name="ro1">
          <table:table-cell office:value-type="float" office:value="-1.84256034707129" calcext:value-type="float">
            <text:p>-1.84256034707129</text:p>
          </table:table-cell>
          <table:table-cell/>
          <table:table-cell office:value-type="float" office:value="-1.79945855208205" calcext:value-type="float">
            <text:p>-1.79945855208205</text:p>
          </table:table-cell>
        </table:table-row>
        <table:table-row table:style-name="ro1">
          <table:table-cell office:value-type="float" office:value="-1.84075226031542" calcext:value-type="float">
            <text:p>-1.84075226031542</text:p>
          </table:table-cell>
          <table:table-cell/>
          <table:table-cell office:value-type="float" office:value="-1.80358792290539" calcext:value-type="float">
            <text:p>-1.80358792290539</text:p>
          </table:table-cell>
        </table:table-row>
        <table:table-row table:style-name="ro1">
          <table:table-cell office:value-type="float" office:value="-1.84472981651425" calcext:value-type="float">
            <text:p>-1.84472981651425</text:p>
          </table:table-cell>
          <table:table-cell/>
          <table:table-cell office:value-type="float" office:value="-1.80732809505165" calcext:value-type="float">
            <text:p>-1.80732809505165</text:p>
          </table:table-cell>
        </table:table-row>
        <table:table-row table:style-name="ro1">
          <table:table-cell office:value-type="float" office:value="-1.84902182258367" calcext:value-type="float">
            <text:p>-1.84902182258367</text:p>
          </table:table-cell>
          <table:table-cell/>
          <table:table-cell office:value-type="float" office:value="-1.81080257234598" calcext:value-type="float">
            <text:p>-1.81080257234598</text:p>
          </table:table-cell>
        </table:table-row>
        <table:table-row table:style-name="ro1">
          <table:table-cell office:value-type="float" office:value="-1.71584056918621" calcext:value-type="float">
            <text:p>-1.71584056918621</text:p>
          </table:table-cell>
          <table:table-cell/>
          <table:table-cell office:value-type="float" office:value="-1.80349780287215" calcext:value-type="float">
            <text:p>-1.80349780287215</text:p>
          </table:table-cell>
        </table:table-row>
        <table:table-row table:style-name="ro1">
          <table:table-cell office:value-type="float" office:value="-1.74471363790035" calcext:value-type="float">
            <text:p>-1.74471363790035</text:p>
          </table:table-cell>
          <table:table-cell/>
          <table:table-cell office:value-type="float" office:value="-1.7992989339456" calcext:value-type="float">
            <text:p>-1.7992989339456</text:p>
          </table:table-cell>
        </table:table-row>
        <table:table-row table:style-name="ro1">
          <table:table-cell office:value-type="float" office:value="-1.60932419548631" calcext:value-type="float">
            <text:p>-1.60932419548631</text:p>
          </table:table-cell>
          <table:table-cell/>
          <table:table-cell office:value-type="float" office:value="-1.78663395138164" calcext:value-type="float">
            <text:p>-1.78663395138164</text:p>
          </table:table-cell>
        </table:table-row>
        <table:table-row table:style-name="ro1">
          <table:table-cell office:value-type="float" office:value="-1.54284972750843" calcext:value-type="float">
            <text:p>-1.54284972750843</text:p>
          </table:table-cell>
          <table:table-cell/>
          <table:table-cell office:value-type="float" office:value="-1.77139743738957" calcext:value-type="float">
            <text:p>-1.77139743738957</text:p>
          </table:table-cell>
        </table:table-row>
        <table:table-row table:style-name="ro1">
          <table:table-cell office:value-type="float" office:value="-1.82427180179953" calcext:value-type="float">
            <text:p>-1.82427180179953</text:p>
          </table:table-cell>
          <table:table-cell/>
          <table:table-cell office:value-type="float" office:value="-1.77450769411957" calcext:value-type="float">
            <text:p>-1.774507694119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56481282222403" calcext:value-type="float">
            <text:p>-1.56481282222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37719109473856" calcext:value-type="float">
            <text:p>-1.37719109473856</text:p>
          </table:table-cell>
        </table:table-row>
        <table:table-row table:style-name="ro1">
          <table:table-cell office:value-type="float" office:value="-1.84912507477999" calcext:value-type="float">
            <text:p>-1.84912507477999</text:p>
          </table:table-cell>
          <table:table-cell/>
          <table:table-cell office:value-type="float" office:value="-1.40078779374063" calcext:value-type="float">
            <text:p>-1.40078779374063</text:p>
          </table:table-cell>
        </table:table-row>
        <table:table-row table:style-name="ro1">
          <table:table-cell office:value-type="float" office:value="-1.91188011704981" calcext:value-type="float">
            <text:p>-1.91188011704981</text:p>
          </table:table-cell>
          <table:table-cell/>
          <table:table-cell office:value-type="float" office:value="-1.42512552342202" calcext:value-type="float">
            <text:p>-1.42512552342202</text:p>
          </table:table-cell>
        </table:table-row>
        <table:table-row table:style-name="ro1">
          <table:table-cell office:value-type="float" office:value="-1.89028867481649" calcext:value-type="float">
            <text:p>-1.89028867481649</text:p>
          </table:table-cell>
          <table:table-cell/>
          <table:table-cell office:value-type="float" office:value="-1.44626930303086" calcext:value-type="float">
            <text:p>-1.44626930303086</text:p>
          </table:table-cell>
        </table:table-row>
        <table:table-row table:style-name="ro1">
          <table:table-cell office:value-type="float" office:value="-1.86224045035243" calcext:value-type="float">
            <text:p>-1.86224045035243</text:p>
          </table:table-cell>
          <table:table-cell/>
          <table:table-cell office:value-type="float" office:value="-1.46435500508832" calcext:value-type="float">
            <text:p>-1.46435500508832</text:p>
          </table:table-cell>
        </table:table-row>
        <table:table-row table:style-name="ro1">
          <table:table-cell office:value-type="float" office:value="-1.60377204329371" calcext:value-type="float">
            <text:p>-1.60377204329371</text:p>
          </table:table-cell>
          <table:table-cell/>
          <table:table-cell office:value-type="float" office:value="-1.47016404834688" calcext:value-type="float">
            <text:p>-1.47016404834688</text:p>
          </table:table-cell>
        </table:table-row>
        <table:table-row table:style-name="ro1">
          <table:table-cell office:value-type="float" office:value="-1.83052442627847" calcext:value-type="float">
            <text:p>-1.83052442627847</text:p>
          </table:table-cell>
          <table:table-cell/>
          <table:table-cell office:value-type="float" office:value="-1.48457846346414" calcext:value-type="float">
            <text:p>-1.48457846346414</text:p>
          </table:table-cell>
        </table:table-row>
        <table:table-row table:style-name="ro1">
          <table:table-cell office:value-type="float" office:value="-1.66160735307336" calcext:value-type="float">
            <text:p>-1.66160735307336</text:p>
          </table:table-cell>
          <table:table-cell/>
          <table:table-cell office:value-type="float" office:value="-1.49138726691065" calcext:value-type="float">
            <text:p>-1.49138726691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36207662739544" calcext:value-type="float">
            <text:p>-1.36207662739544</text:p>
          </table:table-cell>
        </table:table-row>
        <table:table-row table:style-name="ro1">
          <table:table-cell office:value-type="float" office:value="-1.50634303618967" calcext:value-type="float">
            <text:p>-1.50634303618967</text:p>
          </table:table-cell>
          <table:table-cell/>
          <table:table-cell office:value-type="float" office:value="-1.36722899913809" calcext:value-type="float">
            <text:p>-1.36722899913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25111765434023" calcext:value-type="float">
            <text:p>-1.25111765434023</text:p>
          </table:table-cell>
        </table:table-row>
        <table:table-row table:style-name="ro1">
          <table:table-cell office:value-type="float" office:value="-1.51210521273613" calcext:value-type="float">
            <text:p>-1.51210521273613</text:p>
          </table:table-cell>
          <table:table-cell/>
          <table:table-cell office:value-type="float" office:value="-1.25981723962009" calcext:value-type="float">
            <text:p>-1.25981723962009</text:p>
          </table:table-cell>
        </table:table-row>
        <table:table-row table:style-name="ro1">
          <table:table-cell office:value-type="float" office:value="-1.58527582030892" calcext:value-type="float">
            <text:p>-1.58527582030892</text:p>
          </table:table-cell>
          <table:table-cell/>
          <table:table-cell office:value-type="float" office:value="-1.27031590351328" calcext:value-type="float">
            <text:p>-1.27031590351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16811853152849" calcext:value-type="float">
            <text:p>-1.16811853152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.07211493966399" calcext:value-type="float">
            <text:p>-1.07211493966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981758617909165" calcext:value-type="float">
            <text:p>-0.981758617909165</text:p>
          </table:table-cell>
        </table:table-row>
        <table:table-row table:style-name="ro1">
          <table:table-cell office:value-type="float" office:value="-1.85677981715202" calcext:value-type="float">
            <text:p>-1.85677981715202</text:p>
          </table:table-cell>
          <table:table-cell/>
          <table:table-cell office:value-type="float" office:value="-1.00675922360182" calcext:value-type="float">
            <text:p>-1.00675922360182</text:p>
          </table:table-cell>
        </table:table-row>
        <table:table-row table:style-name="ro1">
          <table:table-cell office:value-type="float" office:value="-1.72829653868675" calcext:value-type="float">
            <text:p>-1.72829653868675</text:p>
          </table:table-cell>
          <table:table-cell/>
          <table:table-cell office:value-type="float" office:value="-1.02680192679862" calcext:value-type="float">
            <text:p>-1.02680192679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944996469317578" calcext:value-type="float">
            <text:p>-0.944996469317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867496562230274" calcext:value-type="float">
            <text:p>-0.867496562230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793971009352574" calcext:value-type="float">
            <text:p>-0.793971009352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72412173411876" calcext:value-type="float">
            <text:p>-0.72412173411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657679740603668" calcext:value-type="float">
            <text:p>-0.657679740603668</text:p>
          </table:table-cell>
        </table:table-row>
        <table:table-row table:style-name="ro1">
          <table:table-cell office:value-type="float" office:value="-1.65905420785546" calcext:value-type="float">
            <text:p>-1.65905420785546</text:p>
          </table:table-cell>
          <table:table-cell/>
          <table:table-cell office:value-type="float" office:value="-0.681521989823949" calcext:value-type="float">
            <text:p>-0.681521989823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619161013316415" calcext:value-type="float">
            <text:p>-0.619161013316415</text:p>
          </table:table-cell>
        </table:table-row>
        <table:table-row table:style-name="ro1">
          <table:table-cell office:value-type="float" office:value="-1.55443391994238" calcext:value-type="float">
            <text:p>-1.55443391994238</text:p>
          </table:table-cell>
          <table:table-cell/>
          <table:table-cell office:value-type="float" office:value="-0.640417215739733" calcext:value-type="float">
            <text:p>-0.640417215739733</text:p>
          </table:table-cell>
        </table:table-row>
        <table:table-row table:style-name="ro1">
          <table:table-cell office:value-type="float" office:value="-1.60423198489547" calcext:value-type="float">
            <text:p>-1.60423198489547</text:p>
          </table:table-cell>
          <table:table-cell/>
          <table:table-cell office:value-type="float" office:value="-0.661835321720971" calcext:value-type="float">
            <text:p>-0.661835321720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603969336466167" calcext:value-type="float">
            <text:p>-0.603969336466167</text:p>
          </table:table-cell>
        </table:table-row>
        <table:table-row table:style-name="ro1">
          <table:table-cell office:value-type="float" office:value="-1.4863813360095" calcext:value-type="float">
            <text:p>-1.4863813360095</text:p>
          </table:table-cell>
          <table:table-cell/>
          <table:table-cell office:value-type="float" office:value="-0.622744059860706" calcext:value-type="float">
            <text:p>-0.622744059860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568103558613608" calcext:value-type="float">
            <text:p>-0.568103558613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515693281907208" calcext:value-type="float">
            <text:p>-0.515693281907208</text:p>
          </table:table-cell>
        </table:table-row>
        <table:table-row table:style-name="ro1">
          <table:table-cell office:value-type="float" office:value="-1.77901331352293" calcext:value-type="float">
            <text:p>-1.77901331352293</text:p>
          </table:table-cell>
          <table:table-cell/>
          <table:table-cell office:value-type="float" office:value="-0.514556382317993" calcext:value-type="float">
            <text:p>-0.514556382317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434964085563713" calcext:value-type="float">
            <text:p>-0.434964085563713</text:p>
          </table:table-cell>
        </table:table-row>
        <table:table-row table:style-name="ro1">
          <table:table-cell office:value-type="float" office:value="-1.4706142563045" calcext:value-type="float">
            <text:p>-1.4706142563045</text:p>
          </table:table-cell>
          <table:table-cell/>
          <table:table-cell office:value-type="float" office:value="-0.429267926249456" calcext:value-type="float">
            <text:p>-0.429267926249456</text:p>
          </table:table-cell>
        </table:table-row>
        <table:table-row table:style-name="ro1">
          <table:table-cell office:value-type="float" office:value="-1.67478256798685" calcext:value-type="float">
            <text:p>-1.67478256798685</text:p>
          </table:table-cell>
          <table:table-cell/>
          <table:table-cell office:value-type="float" office:value="-0.425522950890782" calcext:value-type="float">
            <text:p>-0.425522950890782</text:p>
          </table:table-cell>
        </table:table-row>
        <table:table-row table:style-name="ro1">
          <table:table-cell office:value-type="float" office:value="-1.59189686739743" calcext:value-type="float">
            <text:p>-1.59189686739743</text:p>
          </table:table-cell>
          <table:table-cell/>
          <table:table-cell office:value-type="float" office:value="-0.420907443621876" calcext:value-type="float">
            <text:p>-0.42090744362187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-0.429447420327274" calcext:value-type="float">
            <text:p>-0.429447420327274</text:p>
          </table:table-cell>
        </table:table-row>
        <table:table-row table:style-name="ro1">
          <table:table-cell office:value-type="float" office:value="-1.76955400435627" calcext:value-type="float">
            <text:p>-1.76955400435627</text:p>
          </table:table-cell>
          <table:table-cell/>
          <table:table-cell office:value-type="float" office:value="-0.429976923067777" calcext:value-type="float">
            <text:p>-0.429976923067777</text:p>
          </table:table-cell>
        </table:table-row>
        <table:table-row table:style-name="ro1">
          <table:table-cell office:value-type="float" office:value="-1.47795102884471" calcext:value-type="float">
            <text:p>-1.47795102884471</text:p>
          </table:table-cell>
          <table:table-cell/>
          <table:table-cell office:value-type="float" office:value="-0.422045229187729" calcext:value-type="float">
            <text:p>-0.422045229187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343625630267907" calcext:value-type="float">
            <text:p>-0.343625630267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265242931077797" calcext:value-type="float">
            <text:p>-0.265242931077797</text:p>
          </table:table-cell>
        </table:table-row>
        <table:table-row table:style-name="ro1">
          <table:table-cell office:value-type="float" office:value="-1.60564348935187" calcext:value-type="float">
            <text:p>-1.60564348935187</text:p>
          </table:table-cell>
          <table:table-cell/>
          <table:table-cell office:value-type="float" office:value="-0.260363618278564" calcext:value-type="float">
            <text:p>-0.260363618278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18181215251155" calcext:value-type="float">
            <text:p>-0.18181215251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10597867150775" calcext:value-type="float">
            <text:p>-0.10597867150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0.029555944203662" calcext:value-type="float">
            <text:p>-0.029555944203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44103733255243" calcext:value-type="float">
            <text:p>0.044103733255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1640678891868" calcext:value-type="float">
            <text:p>0.11640678891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94453152220711" calcext:value-type="float">
            <text:p>0.194453152220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94453152220711" calcext:value-type="float">
            <text:p>0.194453152220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194453152220711" calcext:value-type="float">
            <text:p>0.194453152220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73006725175405" calcext:value-type="float">
            <text:p>0.273006725175405</text:p>
          </table:table-cell>
        </table:table-row>
        <table:table-row table:style-name="ro1">
          <table:table-cell office:value-type="float" office:value="-1.78567660014629" calcext:value-type="float">
            <text:p>-1.78567660014629</text:p>
          </table:table-cell>
          <table:table-cell/>
          <table:table-cell office:value-type="float" office:value="0.275582307153028" calcext:value-type="float">
            <text:p>0.275582307153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54975953577854" calcext:value-type="float">
            <text:p>0.354975953577854</text:p>
          </table:table-cell>
        </table:table-row>
        <table:table-row table:style-name="ro1">
          <table:table-cell office:value-type="float" office:value="-1.66192532290518" calcext:value-type="float">
            <text:p>-1.66192532290518</text:p>
          </table:table-cell>
          <table:table-cell/>
          <table:table-cell office:value-type="float" office:value="0.359064017403308" calcext:value-type="float">
            <text:p>0.359064017403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32610385633792" calcext:value-type="float">
            <text:p>0.432610385633792</text:p>
          </table:table-cell>
        </table:table-row>
        <table:table-row table:style-name="ro1">
          <table:table-cell office:value-type="float" office:value="-1.51680905427039" calcext:value-type="float">
            <text:p>-1.51680905427039</text:p>
          </table:table-cell>
          <table:table-cell/>
          <table:table-cell office:value-type="float" office:value="0.439012740164569" calcext:value-type="float">
            <text:p>0.439012740164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13739420839536" calcext:value-type="float">
            <text:p>0.513739420839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13739420839536" calcext:value-type="float">
            <text:p>0.513739420839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5297441986264" calcext:value-type="float">
            <text:p>0.585297441986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5297441986264" calcext:value-type="float">
            <text:p>0.585297441986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56973058572716" calcext:value-type="float">
            <text:p>0.656973058572716</text:p>
          </table:table-cell>
        </table:table-row>
        <table:table-row table:style-name="ro1">
          <table:table-cell office:value-type="float" office:value="-1.61412190265357" calcext:value-type="float">
            <text:p>-1.61412190265357</text:p>
          </table:table-cell>
          <table:table-cell/>
          <table:table-cell office:value-type="float" office:value="0.656384363014662" calcext:value-type="float">
            <text:p>0.656384363014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56384363014662" calcext:value-type="float">
            <text:p>0.656384363014662</text:p>
          </table:table-cell>
        </table:table-row>
        <table:table-row table:style-name="ro1">
          <table:table-cell office:value-type="float" office:value="-1.69896822165251" calcext:value-type="float">
            <text:p>-1.69896822165251</text:p>
          </table:table-cell>
          <table:table-cell/>
          <table:table-cell office:value-type="float" office:value="0.580895215633998" calcext:value-type="float">
            <text:p>0.580895215633998</text:p>
          </table:table-cell>
        </table:table-row>
        <table:table-row table:style-name="ro1">
          <table:table-cell office:value-type="float" office:value="-1.55158627130091" calcext:value-type="float">
            <text:p>-1.55158627130091</text:p>
          </table:table-cell>
          <table:table-cell/>
          <table:table-cell office:value-type="float" office:value="0.508413863158469" calcext:value-type="float">
            <text:p>0.508413863158469</text:p>
          </table:table-cell>
        </table:table-row>
        <table:table-row table:style-name="ro1">
          <table:table-cell office:value-type="float" office:value="-1.70819638669789" calcext:value-type="float">
            <text:p>-1.70819638669789</text:p>
          </table:table-cell>
          <table:table-cell/>
          <table:table-cell office:value-type="float" office:value="0.511446178065696" calcext:value-type="float">
            <text:p>0.511446178065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7533862528691" calcext:value-type="float">
            <text:p>0.587533862528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7533862528691" calcext:value-type="float">
            <text:p>0.587533862528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7533862528691" calcext:value-type="float">
            <text:p>0.587533862528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7533862528692" calcext:value-type="float">
            <text:p>0.587533862528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7533862528692" calcext:value-type="float">
            <text:p>0.587533862528692</text:p>
          </table:table-cell>
        </table:table-row>
        <table:table-row table:style-name="ro1">
          <table:table-cell office:value-type="float" office:value="-1.68385585473776" calcext:value-type="float">
            <text:p>-1.68385585473776</text:p>
          </table:table-cell>
          <table:table-cell/>
          <table:table-cell office:value-type="float" office:value="0.51235313079935" calcext:value-type="float">
            <text:p>0.51235313079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7027706469869" calcext:value-type="float">
            <text:p>0.587027706469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7027706469869" calcext:value-type="float">
            <text:p>0.587027706469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59567174223795" calcext:value-type="float">
            <text:p>0.659567174223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3312292901758" calcext:value-type="float">
            <text:p>0.73312292901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3312292901758" calcext:value-type="float">
            <text:p>0.73312292901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04273568527978" calcext:value-type="float">
            <text:p>0.804273568527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04273568527978" calcext:value-type="float">
            <text:p>0.804273568527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04273568527978" calcext:value-type="float">
            <text:p>0.804273568527978</text:p>
          </table:table-cell>
        </table:table-row>
        <table:table-row table:style-name="ro1">
          <table:table-cell office:value-type="float" office:value="-1.64796632995606" calcext:value-type="float">
            <text:p>-1.64796632995606</text:p>
          </table:table-cell>
          <table:table-cell/>
          <table:table-cell office:value-type="float" office:value="0.806947996764037" calcext:value-type="float">
            <text:p>0.806947996764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06947996764037" calcext:value-type="float">
            <text:p>0.806947996764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77776859137598" calcext:value-type="float">
            <text:p>0.877776859137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52772421749575" calcext:value-type="float">
            <text:p>0.952772421749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2607643945156" calcext:value-type="float">
            <text:p>1.02607643945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770909251279" calcext:value-type="float">
            <text:p>1.10770909251279</text:p>
          </table:table-cell>
        </table:table-row>
        <table:table-row table:style-name="ro1">
          <table:table-cell office:value-type="float" office:value="-1.58910671145618" calcext:value-type="float">
            <text:p>-1.58910671145618</text:p>
          </table:table-cell>
          <table:table-cell/>
          <table:table-cell office:value-type="float" office:value="1.11139169032708" calcext:value-type="float">
            <text:p>1.11139169032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237028275248" calcext:value-type="float">
            <text:p>1.18237028275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237028275248" calcext:value-type="float">
            <text:p>1.18237028275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8237028275248" calcext:value-type="float">
            <text:p>1.18237028275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595484375966" calcext:value-type="float">
            <text:p>1.25595484375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5595484375966" calcext:value-type="float">
            <text:p>1.25595484375966</text:p>
          </table:table-cell>
        </table:table-row>
        <table:table-row table:style-name="ro1">
          <table:table-cell office:value-type="float" office:value="-1.54245314520895" calcext:value-type="float">
            <text:p>-1.54245314520895</text:p>
          </table:table-cell>
          <table:table-cell/>
          <table:table-cell office:value-type="float" office:value="1.18365988161254" calcext:value-type="float">
            <text:p>1.18365988161254</text:p>
          </table:table-cell>
        </table:table-row>
        <table:table-row table:style-name="ro1">
          <table:table-cell office:value-type="float" office:value="-1.81080560342371" calcext:value-type="float">
            <text:p>-1.81080560342371</text:p>
          </table:table-cell>
          <table:table-cell/>
          <table:table-cell office:value-type="float" office:value="1.10588833868552" calcext:value-type="float">
            <text:p>1.10588833868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588833868552" calcext:value-type="float">
            <text:p>1.10588833868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588833868552" calcext:value-type="float">
            <text:p>1.10588833868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588833868552" calcext:value-type="float">
            <text:p>1.10588833868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588833868552" calcext:value-type="float">
            <text:p>1.10588833868552</text:p>
          </table:table-cell>
        </table:table-row>
        <table:table-row table:style-name="ro1">
          <table:table-cell office:value-type="float" office:value="-1.5822181473136" calcext:value-type="float">
            <text:p>-1.5822181473136</text:p>
          </table:table-cell>
          <table:table-cell/>
          <table:table-cell office:value-type="float" office:value="1.0327818458832" calcext:value-type="float">
            <text:p>1.0327818458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27818458832" calcext:value-type="float">
            <text:p>1.0327818458832</text:p>
          </table:table-cell>
        </table:table-row>
        <table:table-row table:style-name="ro1">
          <table:table-cell office:value-type="float" office:value="-1.65212223085761" calcext:value-type="float">
            <text:p>-1.65212223085761</text:p>
          </table:table-cell>
          <table:table-cell/>
          <table:table-cell office:value-type="float" office:value="1.03550744525644" calcext:value-type="float">
            <text:p>1.03550744525644</text:p>
          </table:table-cell>
        </table:table-row>
        <table:table-row table:style-name="ro1">
          <table:table-cell office:value-type="float" office:value="-1.57087683220506" calcext:value-type="float">
            <text:p>-1.57087683220506</text:p>
          </table:table-cell>
          <table:table-cell/>
          <table:table-cell office:value-type="float" office:value="0.962632407864503" calcext:value-type="float">
            <text:p>0.962632407864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736557771971" calcext:value-type="float">
            <text:p>1.03736557771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736557771971" calcext:value-type="float">
            <text:p>1.03736557771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913719107217" calcext:value-type="float">
            <text:p>1.10913719107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0913719107217" calcext:value-type="float">
            <text:p>1.10913719107217</text:p>
          </table:table-cell>
        </table:table-row>
        <table:table-row table:style-name="ro1">
          <table:table-cell office:value-type="float" office:value="-1.598375942716" calcext:value-type="float">
            <text:p>-1.598375942716</text:p>
          </table:table-cell>
          <table:table-cell/>
          <table:table-cell office:value-type="float" office:value="1.03570094734327" calcext:value-type="float">
            <text:p>1.03570094734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03570094734327" calcext:value-type="float">
            <text:p>1.03570094734327</text:p>
          </table:table-cell>
        </table:table-row>
        <table:table-row table:style-name="ro1">
          <table:table-cell office:value-type="float" office:value="-1.57750491921604" calcext:value-type="float">
            <text:p>-1.57750491921604</text:p>
          </table:table-cell>
          <table:table-cell/>
          <table:table-cell office:value-type="float" office:value="0.962690642869472" calcext:value-type="float">
            <text:p>0.962690642869472</text:p>
          </table:table-cell>
        </table:table-row>
        <table:table-row table:style-name="ro1">
          <table:table-cell office:value-type="float" office:value="-1.4981086735338" calcext:value-type="float">
            <text:p>-1.4981086735338</text:p>
          </table:table-cell>
          <table:table-cell/>
          <table:table-cell office:value-type="float" office:value="0.891300669940211" calcext:value-type="float">
            <text:p>0.891300669940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5058259790284" calcext:value-type="float">
            <text:p>0.965058259790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5058259790284" calcext:value-type="float">
            <text:p>0.965058259790284</text:p>
          </table:table-cell>
        </table:table-row>
        <table:table-row table:style-name="ro1">
          <table:table-cell office:value-type="float" office:value="-1.70917610924244" calcext:value-type="float">
            <text:p>-1.70917610924244</text:p>
          </table:table-cell>
          <table:table-cell/>
          <table:table-cell office:value-type="float" office:value="0.964849935553755" calcext:value-type="float">
            <text:p>0.964849935553755</text:p>
          </table:table-cell>
        </table:table-row>
        <table:table-row table:style-name="ro1">
          <table:table-cell office:value-type="float" office:value="-1.53387030639052" calcext:value-type="float">
            <text:p>-1.53387030639052</text:p>
          </table:table-cell>
          <table:table-cell/>
          <table:table-cell office:value-type="float" office:value="0.965211485858048" calcext:value-type="float">
            <text:p>0.965211485858048</text:p>
          </table:table-cell>
        </table:table-row>
        <table:table-row table:style-name="ro1">
          <table:table-cell office:value-type="float" office:value="-1.55732498143911" calcext:value-type="float">
            <text:p>-1.55732498143911</text:p>
          </table:table-cell>
          <table:table-cell/>
          <table:table-cell office:value-type="float" office:value="0.968290494128636" calcext:value-type="float">
            <text:p>0.968290494128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68290494128636" calcext:value-type="float">
            <text:p>0.968290494128636</text:p>
          </table:table-cell>
        </table:table-row>
        <table:table-row table:style-name="ro1">
          <table:table-cell office:value-type="float" office:value="-1.79030417585373" calcext:value-type="float">
            <text:p>-1.79030417585373</text:p>
          </table:table-cell>
          <table:table-cell/>
          <table:table-cell office:value-type="float" office:value="0.890937347682641" calcext:value-type="float">
            <text:p>0.890937347682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90937347682641" calcext:value-type="float">
            <text:p>0.890937347682641</text:p>
          </table:table-cell>
        </table:table-row>
        <table:table-row table:style-name="ro1">
          <table:table-cell office:value-type="float" office:value="-1.76915038213432" calcext:value-type="float">
            <text:p>-1.76915038213432</text:p>
          </table:table-cell>
          <table:table-cell/>
          <table:table-cell office:value-type="float" office:value="0.814015911312553" calcext:value-type="float">
            <text:p>0.814015911312553</text:p>
          </table:table-cell>
        </table:table-row>
        <table:table-row table:style-name="ro1">
          <table:table-cell office:value-type="float" office:value="-1.74709195837677" calcext:value-type="float">
            <text:p>-1.74709195837677</text:p>
          </table:table-cell>
          <table:table-cell/>
          <table:table-cell office:value-type="float" office:value="0.737544646855884" calcext:value-type="float">
            <text:p>0.737544646855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2725378585226" calcext:value-type="float">
            <text:p>0.812725378585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2725378585226" calcext:value-type="float">
            <text:p>0.812725378585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2725378585226" calcext:value-type="float">
            <text:p>0.812725378585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812725378585226" calcext:value-type="float">
            <text:p>0.812725378585226</text:p>
          </table:table-cell>
        </table:table-row>
        <table:table-row table:style-name="ro1">
          <table:table-cell office:value-type="float" office:value="-1.60114967217147" calcext:value-type="float">
            <text:p>-1.60114967217147</text:p>
          </table:table-cell>
          <table:table-cell/>
          <table:table-cell office:value-type="float" office:value="0.739232528132748" calcext:value-type="float">
            <text:p>0.739232528132748</text:p>
          </table:table-cell>
        </table:table-row>
        <table:table-row table:style-name="ro1">
          <table:table-cell office:value-type="float" office:value="-1.5475277559936" calcext:value-type="float">
            <text:p>-1.5475277559936</text:p>
          </table:table-cell>
          <table:table-cell/>
          <table:table-cell office:value-type="float" office:value="0.666834002500225" calcext:value-type="float">
            <text:p>0.666834002500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6834002500225" calcext:value-type="float">
            <text:p>0.666834002500225</text:p>
          </table:table-cell>
        </table:table-row>
        <table:table-row table:style-name="ro1">
          <table:table-cell office:value-type="float" office:value="-1.87072942353785" calcext:value-type="float">
            <text:p>-1.87072942353785</text:p>
          </table:table-cell>
          <table:table-cell/>
          <table:table-cell office:value-type="float" office:value="0.58783952446884" calcext:value-type="float">
            <text:p>0.58783952446884</text:p>
          </table:table-cell>
        </table:table-row>
        <table:table-row table:style-name="ro1">
          <table:table-cell office:value-type="float" office:value="-1.6149138939321" calcext:value-type="float">
            <text:p>-1.6149138939321</text:p>
          </table:table-cell>
          <table:table-cell/>
          <table:table-cell office:value-type="float" office:value="0.51406577153145" calcext:value-type="float">
            <text:p>0.51406577153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8514063979533" calcext:value-type="float">
            <text:p>0.588514063979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88514063979533" calcext:value-type="float">
            <text:p>0.588514063979533</text:p>
          </table:table-cell>
        </table:table-row>
        <table:table-row table:style-name="ro1">
          <table:table-cell office:value-type="float" office:value="-1.52137092403471" calcext:value-type="float">
            <text:p>-1.52137092403471</text:p>
          </table:table-cell>
          <table:table-cell/>
          <table:table-cell office:value-type="float" office:value="0.516649351244131" calcext:value-type="float">
            <text:p>0.516649351244131</text:p>
          </table:table-cell>
        </table:table-row>
        <table:table-row table:style-name="ro1">
          <table:table-cell office:value-type="float" office:value="-1.45845983015001" calcext:value-type="float">
            <text:p>-1.45845983015001</text:p>
          </table:table-cell>
          <table:table-cell/>
          <table:table-cell office:value-type="float" office:value="0.446068538383927" calcext:value-type="float">
            <text:p>0.446068538383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46068538383927" calcext:value-type="float">
            <text:p>0.446068538383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46068538383927" calcext:value-type="float">
            <text:p>0.446068538383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1931561412793" calcext:value-type="float">
            <text:p>0.51931561412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1931561412793" calcext:value-type="float">
            <text:p>0.51931561412793</text:p>
          </table:table-cell>
        </table:table-row>
        <table:table-row table:style-name="ro1">
          <table:table-cell office:value-type="float" office:value="-1.55821905159354" calcext:value-type="float">
            <text:p>-1.55821905159354</text:p>
          </table:table-cell>
          <table:table-cell/>
          <table:table-cell office:value-type="float" office:value="0.446698898789287" calcext:value-type="float">
            <text:p>0.446698898789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46698898789287" calcext:value-type="float">
            <text:p>0.446698898789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46698898789287" calcext:value-type="float">
            <text:p>0.446698898789287</text:p>
          </table:table-cell>
        </table:table-row>
        <table:table-row table:style-name="ro1">
          <table:table-cell office:value-type="float" office:value="-1.51434273476302" calcext:value-type="float">
            <text:p>-1.51434273476302</text:p>
          </table:table-cell>
          <table:table-cell/>
          <table:table-cell office:value-type="float" office:value="0.374977618488" calcext:value-type="float">
            <text:p>0.374977618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47272580635122" calcext:value-type="float">
            <text:p>0.447272580635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25044123562137" calcext:value-type="float">
            <text:p>0.525044123562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25044123562137" calcext:value-type="float">
            <text:p>0.525044123562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25044123562137" calcext:value-type="float">
            <text:p>0.525044123562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25044123562137" calcext:value-type="float">
            <text:p>0.525044123562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25044123562136" calcext:value-type="float">
            <text:p>0.525044123562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98150616364455" calcext:value-type="float">
            <text:p>0.598150616364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98150616364455" calcext:value-type="float">
            <text:p>0.598150616364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72683723116651" calcext:value-type="float">
            <text:p>0.672683723116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745558760508591" calcext:value-type="float">
            <text:p>0.745558760508591</text:p>
          </table:table-cell>
        </table:table-row>
        <table:table-row table:style-name="ro1">
          <table:table-cell office:value-type="float" office:value="-1.5128549644798" calcext:value-type="float">
            <text:p>-1.5128549644798</text:p>
          </table:table-cell>
          <table:table-cell/>
          <table:table-cell office:value-type="float" office:value="0.673867842866146" calcext:value-type="float">
            <text:p>0.673867842866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73867842866146" calcext:value-type="float">
            <text:p>0.673867842866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73867842866146" calcext:value-type="float">
            <text:p>0.673867842866146</text:p>
          </table:table-cell>
        </table:table-row>
        <table:table-row table:style-name="ro1">
          <table:table-cell office:value-type="float" office:value="-1.80337848521173" calcext:value-type="float">
            <text:p>-1.80337848521173</text:p>
          </table:table-cell>
          <table:table-cell/>
          <table:table-cell office:value-type="float" office:value="0.596247873780192" calcext:value-type="float">
            <text:p>0.596247873780192</text:p>
          </table:table-cell>
        </table:table-row>
        <table:table-row table:style-name="ro1">
          <table:table-cell office:value-type="float" office:value="-1.6497720700711" calcext:value-type="float">
            <text:p>-1.6497720700711</text:p>
          </table:table-cell>
          <table:table-cell/>
          <table:table-cell office:value-type="float" office:value="0.595198973221925" calcext:value-type="float">
            <text:p>0.595198973221925</text:p>
          </table:table-cell>
        </table:table-row>
        <table:table-row table:style-name="ro1">
          <table:table-cell office:value-type="float" office:value="-1.55118264907897" calcext:value-type="float">
            <text:p>-1.55118264907897</text:p>
          </table:table-cell>
          <table:table-cell/>
          <table:table-cell office:value-type="float" office:value="0.522725857934599" calcext:value-type="float">
            <text:p>0.522725857934599</text:p>
          </table:table-cell>
        </table:table-row>
        <table:table-row table:style-name="ro1">
          <table:table-cell office:value-type="float" office:value="-1.7101933780402" calcext:value-type="float">
            <text:p>-1.7101933780402</text:p>
          </table:table-cell>
          <table:table-cell/>
          <table:table-cell office:value-type="float" office:value="0.520017930203494" calcext:value-type="float">
            <text:p>0.520017930203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91407903132755" calcext:value-type="float">
            <text:p>0.5914079031327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91407903132755" calcext:value-type="float">
            <text:p>0.591407903132755</text:p>
          </table:table-cell>
        </table:table-row>
        <table:table-row table:style-name="ro1">
          <table:table-cell office:value-type="float" office:value="-1.65689060501456" calcext:value-type="float">
            <text:p>-1.65689060501456</text:p>
          </table:table-cell>
          <table:table-cell/>
          <table:table-cell office:value-type="float" office:value="0.516777482622254" calcext:value-type="float">
            <text:p>0.516777482622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92474954239446" calcext:value-type="float">
            <text:p>0.592474954239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4594756410682" calcext:value-type="float">
            <text:p>0.664594756410682</text:p>
          </table:table-cell>
        </table:table-row>
        <table:table-row table:style-name="ro1">
          <table:table-cell office:value-type="float" office:value="-1.53238840270937" calcext:value-type="float">
            <text:p>-1.53238840270937</text:p>
          </table:table-cell>
          <table:table-cell/>
          <table:table-cell office:value-type="float" office:value="0.665103666180676" calcext:value-type="float">
            <text:p>0.665103666180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5103666180676" calcext:value-type="float">
            <text:p>0.665103666180676</text:p>
          </table:table-cell>
        </table:table-row>
        <table:table-row table:style-name="ro1">
          <table:table-cell office:value-type="float" office:value="-1.79821587539613" calcext:value-type="float">
            <text:p>-1.79821587539613</text:p>
          </table:table-cell>
          <table:table-cell/>
          <table:table-cell office:value-type="float" office:value="0.664942202924709" calcext:value-type="float">
            <text:p>0.664942202924709</text:p>
          </table:table-cell>
        </table:table-row>
        <table:table-row table:style-name="ro1">
          <table:table-cell office:value-type="float" office:value="-1.76317114131153" calcext:value-type="float">
            <text:p>-1.76317114131153</text:p>
          </table:table-cell>
          <table:table-cell/>
          <table:table-cell office:value-type="float" office:value="0.588142791877535" calcext:value-type="float">
            <text:p>0.588142791877535</text:p>
          </table:table-cell>
        </table:table-row>
        <table:table-row table:style-name="ro1">
          <table:table-cell office:value-type="float" office:value="-1.71455695665479" calcext:value-type="float">
            <text:p>-1.71455695665479</text:p>
          </table:table-cell>
          <table:table-cell/>
          <table:table-cell office:value-type="float" office:value="0.589256943417933" calcext:value-type="float">
            <text:p>0.589256943417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5728207874602" calcext:value-type="float">
            <text:p>0.665728207874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5728207874602" calcext:value-type="float">
            <text:p>0.665728207874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665728207874602" calcext:value-type="float">
            <text:p>0.665728207874602</text:p>
          </table:table-cell>
        </table:table-row>
        <table:table-row table:style-name="ro1">
          <table:table-cell office:value-type="float" office:value="-1.88372512042821" calcext:value-type="float">
            <text:p>-1.88372512042821</text:p>
          </table:table-cell>
          <table:table-cell/>
          <table:table-cell office:value-type="float" office:value="0.586468511539333" calcext:value-type="float">
            <text:p>0.586468511539333</text:p>
          </table:table-cell>
        </table:table-row>
        <table:table-row table:style-name="ro1">
          <table:table-cell office:value-type="float" office:value="-1.66163316612244" calcext:value-type="float">
            <text:p>-1.66163316612244</text:p>
          </table:table-cell>
          <table:table-cell/>
          <table:table-cell office:value-type="float" office:value="0.511741304067446" calcext:value-type="float">
            <text:p>0.511741304067446</text:p>
          </table:table-cell>
        </table:table-row>
        <table:table-row table:style-name="ro1">
          <table:table-cell office:value-type="float" office:value="-1.66787640403807" calcext:value-type="float">
            <text:p>-1.66787640403807</text:p>
          </table:table-cell>
          <table:table-cell/>
          <table:table-cell office:value-type="float" office:value="0.510379534029353" calcext:value-type="float">
            <text:p>0.510379534029353</text:p>
          </table:table-cell>
        </table:table-row>
        <table:table-row table:style-name="ro1">
          <table:table-cell office:value-type="float" office:value="-1.78189146849513" calcext:value-type="float">
            <text:p>-1.78189146849513</text:p>
          </table:table-cell>
          <table:table-cell/>
          <table:table-cell office:value-type="float" office:value="0.505596601121158" calcext:value-type="float">
            <text:p>0.505596601121158</text:p>
          </table:table-cell>
        </table:table-row>
        <table:table-row table:style-name="ro1">
          <table:table-cell office:value-type="float" office:value="-1.47534391088784" calcext:value-type="float">
            <text:p>-1.47534391088784</text:p>
          </table:table-cell>
          <table:table-cell/>
          <table:table-cell office:value-type="float" office:value="0.434671215184672" calcext:value-type="float">
            <text:p>0.434671215184672</text:p>
          </table:table-cell>
        </table:table-row>
        <table:table-row table:style-name="ro1">
          <table:table-cell office:value-type="float" office:value="-1.74308506916761" calcext:value-type="float">
            <text:p>-1.74308506916761</text:p>
          </table:table-cell>
          <table:table-cell/>
          <table:table-cell office:value-type="float" office:value="0.437276202008554" calcext:value-type="float">
            <text:p>0.437276202008554</text:p>
          </table:table-cell>
        </table:table-row>
        <table:table-row table:style-name="ro1">
          <table:table-cell office:value-type="float" office:value="-1.5631176643163" calcext:value-type="float">
            <text:p>-1.5631176643163</text:p>
          </table:table-cell>
          <table:table-cell/>
          <table:table-cell office:value-type="float" office:value="0.438333267919081" calcext:value-type="float">
            <text:p>0.438333267919081</text:p>
          </table:table-cell>
        </table:table-row>
        <table:table-row table:style-name="ro1">
          <table:table-cell office:value-type="float" office:value="-1.83871654939949" calcext:value-type="float">
            <text:p>-1.83871654939949</text:p>
          </table:table-cell>
          <table:table-cell/>
          <table:table-cell office:value-type="float" office:value="0.359992113849703" calcext:value-type="float">
            <text:p>0.359992113849703</text:p>
          </table:table-cell>
        </table:table-row>
        <table:table-row table:style-name="ro1">
          <table:table-cell office:value-type="float" office:value="-1.77234181365669" calcext:value-type="float">
            <text:p>-1.77234181365669</text:p>
          </table:table-cell>
          <table:table-cell/>
          <table:table-cell office:value-type="float" office:value="0.283005546224057" calcext:value-type="float">
            <text:p>0.283005546224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54870258959459" calcext:value-type="float">
            <text:p>0.354870258959459</text:p>
          </table:table-cell>
        </table:table-row>
        <table:table-row table:style-name="ro1">
          <table:table-cell office:value-type="float" office:value="-1.78573409284651" calcext:value-type="float">
            <text:p>-1.78573409284651</text:p>
          </table:table-cell>
          <table:table-cell/>
          <table:table-cell office:value-type="float" office:value="0.348191192373816" calcext:value-type="float">
            <text:p>0.348191192373816</text:p>
          </table:table-cell>
        </table:table-row>
        <table:table-row table:style-name="ro1">
          <table:table-cell office:value-type="float" office:value="-1.85435339053869" calcext:value-type="float">
            <text:p>-1.85435339053869</text:p>
          </table:table-cell>
          <table:table-cell/>
          <table:table-cell office:value-type="float" office:value="0.269530919097516" calcext:value-type="float">
            <text:p>0.269530919097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69530919097516" calcext:value-type="float">
            <text:p>0.269530919097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69530919097516" calcext:value-type="float">
            <text:p>0.269530919097516</text:p>
          </table:table-cell>
        </table:table-row>
        <table:table-row table:style-name="ro1">
          <table:table-cell office:value-type="float" office:value="-1.48563275758624" calcext:value-type="float">
            <text:p>-1.48563275758624</text:p>
          </table:table-cell>
          <table:table-cell/>
          <table:table-cell office:value-type="float" office:value="0.198395556697797" calcext:value-type="float">
            <text:p>0.198395556697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71012272036441" calcext:value-type="float">
            <text:p>0.271012272036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71012272036441" calcext:value-type="float">
            <text:p>0.271012272036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13" meta:object-count="0"/>
    <meta:generator>LibreOffice/6.4.7.2$Linux_X86_64 LibreOffice_project/40$Build-2</meta:generator>
  </office:meta>
</office:document-meta>
</file>